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SAGE OF FEW GIT COMMANDS:</text:p>
      <text:p text:style-name="Standard"/>
      <text:p text:style-name="Standard"><draw:frame draw:z-index="251658240" draw:style-name="a0" draw:name="Image1" text:anchor-type="paragraph" svg:x="0in" svg:y="0in" svg:width="6.19842in" svg:height="5.44843in" style:rel-width="scale" style:rel-height="scale"><draw:image xlink:href="media/image1.png" xlink:type="simple" xlink:show="embed" xlink:actuate="onLoad"/><svg:title/><svg:desc/></draw:frame><text:tab/></text:p>
      <text:soft-page-break/>
      <text:p text:style-name="Standard"><draw:frame draw:z-index="251659264" draw:style-name="a1" draw:name="Image2" text:anchor-type="paragraph" svg:x="0in" svg:y="0in" svg:width="6.07362in" svg:height="4.37559in" style:rel-width="scale" style:rel-height="scale"><draw:image xlink:href="media/image2.png" xlink:type="simple" xlink:show="embed" xlink:actuate="onLoad"/><svg:title/><svg:desc/></draw:frame><text:tab/></text:p>
      <text:p text:style-name="Standard"><draw:frame draw:z-index="2" draw:style-name="a2" draw:name="Image3" text:anchor-type="paragraph" svg:x="0in" svg:y="0in" svg:width="5.95906in" svg:height="3.81339in" style:rel-width="scale" style:rel-height="scale"><draw:image xlink:href="media/image3.png" xlink:type="simple" xlink:show="embed" xlink:actuate="onLoad"/><svg:title/><svg:desc/></draw:frame><text:tab/></text:p>
      <text:soft-page-break/>
      <text:p text:style-name="Standard"><draw:frame draw:z-index="3" draw:style-name="a3" draw:name="Image4" text:anchor-type="paragraph" svg:x="0in" svg:y="0in" svg:width="5.65709in" svg:height="5.46929in" style:rel-width="scale" style:rel-height="scale"><draw:image xlink:href="media/image4.png" xlink:type="simple" xlink:show="embed" xlink:actuate="onLoad"/><svg:title/><svg:desc/></draw:frame><text:tab/></text:p>
      <text:p text:style-name="Standard"><draw:frame draw:z-index="4" draw:style-name="a4" draw:name="Image5" text:anchor-type="paragraph" svg:x="0in" svg:y="0in" svg:width="6.40709in" svg:height="7.60472in" style:rel-width="scale" style:rel-height="scale"><draw:image xlink:href="media/image5.png" xlink:type="simple" xlink:show="embed" xlink:actuate="onLoad"/><svg:title/><svg:desc/></draw:frame><text:tab/></text:p>
      <text:soft-page-break/>
      <text:p text:style-name="Standard"><draw:frame draw:z-index="5" draw:style-name="a5" draw:name="Image6" text:anchor-type="paragraph" svg:x="0in" svg:y="0in" svg:width="5.46929in" svg:height="2.94803in" style:rel-width="scale" style:rel-height="scale"><draw:image xlink:href="media/image6.png" xlink:type="simple" xlink:show="embed" xlink:actuate="onLoad"/><svg:title/><svg:desc/></draw:frame><text:tab/></text:p>
      <text:p text:style-name="Standard"><draw:frame draw:z-index="6" draw:style-name="a6" draw:name="Image7" text:anchor-type="paragraph" svg:x="0in" svg:y="0in" svg:width="5.91732in" svg:height="4.52165in" style:rel-width="scale" style:rel-height="scale"><draw:image xlink:href="media/image7.png" xlink:type="simple" xlink:show="embed" xlink:actuate="onLoad"/><svg:title/><svg:desc/></draw:frame><text:tab/></text:p>
      <text:p text:style-name="Standard"><draw:frame draw:z-index="7" draw:style-name="a7" draw:name="Image8" text:anchor-type="paragraph" svg:x="0in" svg:y="0in" svg:width="5.81181in" svg:height="1.3752in" style:rel-width="scale" style:rel-height="scale"><draw:image xlink:href="media/image8.png" xlink:type="simple" xlink:show="embed" xlink:actuate="onLoad"/><svg:title/><svg:desc/></draw:frame><text:tab/></text:p>
      <text:soft-page-break/>
      <text:p text:style-name="Standard"><draw:frame draw:z-index="8" draw:style-name="a8" draw:name="Image9" text:anchor-type="paragraph" svg:x="0in" svg:y="0in" svg:width="5.74016in" svg:height="6.45906in" style:rel-width="scale" style:rel-height="scale"><draw:image xlink:href="media/image9.png" xlink:type="simple" xlink:show="embed" xlink:actuate="onLoad"/><svg:title/><svg:desc/></draw:frame><text:tab/></text:p>
      <text:p text:style-name="Standard"><draw:frame draw:z-index="9" draw:style-name="a9" draw:name="Image10" text:anchor-type="paragraph" svg:x="0in" svg:y="0in" svg:width="5.46929in" svg:height="3.3126in" style:rel-width="scale" style:rel-height="scale"><draw:image xlink:href="media/image10.png" xlink:type="simple" xlink:show="embed" xlink:actuate="onLoad"/><svg:title/><svg:desc/></draw:frame><text:tab/><text:tab/></text:p>
      <text:p text:style-name="Standard"><draw:frame draw:z-index="10" draw:style-name="a10" draw:name="Image11" text:anchor-type="paragraph" svg:x="0in" svg:y="0in" svg:width="6.69291in" svg:height="3.07165in" style:rel-width="scale" style:rel-height="scale"><draw:image xlink:href="media/image11.png" xlink:type="simple" xlink:show="embed" xlink:actuate="onLoad"/><svg:title/><svg:desc/></draw:frame><text:tab/></text:p>
      <text:p text:style-name="Standard"><draw:frame draw:z-index="11" draw:style-name="a11" draw:name="Image12" text:anchor-type="paragraph" svg:x="0in" svg:y="0in" svg:width="6.05276in" svg:height="4.75079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yur Suresh SHELKE</dc:creator>
    <meta:creation-date>2021-12-28T16:06:00Z</meta:creation-date>
    <dc:date>2021-12-28T16:06:00Z</dc:date>
    <meta:template xlink:href="Normal.dotm" xlink:type="simple"/>
    <meta:editing-cycles>2</meta:editing-cycles>
    <meta:editing-duration>PT240S</meta:editing-duration>
    <meta:document-statistic meta:page-count="5" meta:paragraph-count="1" meta:word-count="9" meta:character-count="63" meta:row-count="1" meta:non-whitespace-character-count="55"/>
  </office:meta>
</office:document-meta>
</file>